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1.75cm" fo:min-width="4cm" fo:padding-top="0.151cm" fo:padding-bottom="0.151cm" fo:padding-left="0.276cm" fo:padding-right="0.276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106cm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="none" fo:min-height="0.789cm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2" draw:layer="layout" svg:width="4.5cm" svg:height="2cm" svg:x="5.5cm" svg:y="1.7cm">
          <text:p text:style-name="P1">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cm" svg:y1="2.7cm" svg:x2="5.5cm" svg:y2="2.7cm">
          <text:p/>
        </draw:line>
        <draw:line draw:style-name="gr2" draw:text-style-name="P2" draw:layer="layout" svg:x1="10cm" svg:y1="2.7cm" svg:x2="15.5cm" svg:y2="2.7cm">
          <text:p/>
        </draw:line>
        <draw:line draw:style-name="gr3" draw:text-style-name="P2" draw:layer="layout" svg:x1="11.1cm" svg:y1="5.2cm" svg:x2="13.1cm" svg:y2="5.2cm">
          <text:p/>
        </draw:line>
        <draw:line draw:style-name="gr3" draw:text-style-name="P2" draw:layer="layout" svg:x1="11.1cm" svg:y1="6.5cm" svg:x2="13.1cm" svg:y2="6.5cm">
          <text:p/>
        </draw:line>
        <draw:frame draw:style-name="gr4" draw:text-style-name="P2" draw:layer="layout" svg:width="0.959cm" svg:height="1.039cm" svg:x="13.241cm" svg:y="5.4cm">
          <draw:text-box>
            <text:p text:style-name="P1">C</text:p>
          </draw:text-box>
        </draw:frame>
        <draw:line draw:style-name="gr2" draw:text-style-name="P2" draw:layer="layout" svg:x1="12.1cm" svg:y1="2.7cm" svg:x2="12.1cm" svg:y2="5.2cm">
          <text:p/>
        </draw:line>
        <draw:line draw:style-name="gr2" draw:text-style-name="P2" draw:layer="layout" svg:x1="12.1cm" svg:y1="6.6cm" svg:x2="12.1cm" svg:y2="8.6cm">
          <text:p/>
        </draw:line>
        <draw:line draw:style-name="gr2" draw:text-style-name="P2" draw:layer="layout" svg:x1="2cm" svg:y1="8.7cm" svg:x2="15.5cm" svg:y2="8.7cm">
          <text:p/>
        </draw:line>
        <draw:frame draw:style-name="gr4" draw:text-style-name="P2" draw:layer="layout" svg:width="2.959cm" svg:height="1.039cm" svg:x="1.241cm" svg:y="8.661cm">
          <draw:text-box>
            <text:p text:style-name="P1">GND</text:p>
          </draw:text-box>
        </draw:frame>
        <draw:line draw:style-name="gr5" draw:text-style-name="P1" draw:layer="layout" svg:x1="3cm" svg:y1="2.7cm" svg:x2="3cm" svg:y2="8.7cm">
          <text:p/>
        </draw:line>
        <draw:line draw:style-name="gr5" draw:text-style-name="P1" draw:layer="layout" svg:x1="14.9cm" svg:y1="2.7cm" svg:x2="14.9cm" svg:y2="8.7cm">
          <text:p/>
        </draw:line>
        <draw:frame draw:style-name="gr4" draw:text-style-name="P2" draw:layer="layout" svg:width="2.958cm" svg:height="1.039cm" svg:x="14.542cm" svg:y="5.401cm">
          <draw:text-box>
            <text:p text:style-name="P1">Vout</text:p>
          </draw:text-box>
        </draw:frame>
        <draw:frame draw:style-name="gr4" draw:text-style-name="P2" draw:layer="layout" svg:width="2.958cm" svg:height="1.039cm" svg:x="2.542cm" svg:y="5.402cm">
          <draw:text-box>
            <text:p text:style-name="P1">V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2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" svg:font-family="IPAゴシック" style:font-family-generic="swiss" style:font-pitch="variable"/>
    <style:font-face style:name="IPAゴシック1" svg:font-family="IPAゴシック" style:font-adornments="標準" style:font-family-generic="swiss" style:font-pitch="variable"/>
    <style:font-face style:name="Nimbus Sans L1" svg:font-family="'Nimbus Sans L'" style:font-family-generic="swiss" style:font-pitch="variable"/>
    <style:font-face style:name="TLPゴシック2" svg:font-family="TLPゴシック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11-05T20:20:05.101252026</dc:date>
    <meta:editing-cycles>11</meta:editing-cycles>
    <meta:editing-duration>PT32M54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